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2.2957in"/>
    </style:style>
    <style:style style:name="co5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6.2508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dition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Condition</text:p>
          </table:table-cell>
          <table:table-cell/>
          <table:table-cell table:style-name="ce1" office:value-type="string">
            <text:p>Formula in column C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table:formula="of:=IF([.B3]=&quot;A&quot;;&quot;Cell B3 is equal to A&quot;; &quot;Cell B3 does not equal A&quot;)" office:value-type="string" office:string-value="Cell B3 is equal to A">
            <text:p>Cell B3 is equal to A</text:p>
          </table:table-cell>
          <table:table-cell/>
          <table:table-cell table:formula="of:=FORMULA([.C3])" office:value-type="string" office:string-value="=IF(B3=&quot;A&quot;,&quot;Cell B3 is equal to A&quot;, &quot;Cell B3 does not equal A&quot;)">
            <text:p>=IF(B3="A","Cell B3 is equal to A", "Cell B3 does not equal A")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table:formula="of:=IF([.B4]=&quot;A&quot;;&quot;Cell B4 is equal to A&quot;; &quot;Cell B4 does not equal A&quot;)" office:value-type="string" office:string-value="Cell B4 does not equal A">
            <text:p>Cell B4 does not equal A</text:p>
          </table:table-cell>
          <table:table-cell/>
          <table:table-cell table:formula="of:=FORMULA([.C4])" office:value-type="string" office:string-value="=IF(B4=&quot;A&quot;,&quot;Cell B4 is equal to A&quot;, &quot;Cell B4 does not equal A&quot;)">
            <text:p>=IF(B4="A","Cell B4 is equal to A", "Cell B4 does not equal A"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[.B7]=10;&quot;B7 is qual to 10&quot;; &quot;B7 is not equal to 10&quot;)" office:value-type="string" office:string-value="B7 is qual to 10">
            <text:p>B7 is qual to 10</text:p>
          </table:table-cell>
          <table:table-cell/>
          <table:table-cell table:formula="of:=FORMULA([.C7])" office:value-type="string" office:string-value="=IF(B7=10,&quot;B7 is qual to 10&quot;, &quot;B7 is not equal to 10&quot;)">
            <text:p>=IF(B7=10,"B7 is qual to 10", "B7 is not equal to 10")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[.B8]&gt;10;&quot;B8 is greater than 10&quot;;&quot;B8 is less than or = 10&quot;)" office:value-type="string" office:string-value="B8 is less than or = 10">
            <text:p>B8 is less than or = 10</text:p>
          </table:table-cell>
          <table:table-cell/>
          <table:table-cell table:formula="of:=FORMULA([.C8])" office:value-type="string" office:string-value="=IF(B8&gt;10,&quot;B8 is greater than 10&quot;,&quot;B8 is less than or = 10&quot;)">
            <text:p>=IF(B8&gt;10,"B8 is greater than 10","B8 is less than or = 10"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[.B11]&gt;10;&quot;B11 is greater than 10&quot;;IF([.B11]=10;&quot;B11 is equal to 10&quot;;&quot;B11 is less than 10&quot;))" office:value-type="string" office:string-value="B11 is greater than 10">
            <text:p>B11 is greater than 10</text:p>
          </table:table-cell>
          <table:table-cell/>
          <table:table-cell table:formula="of:=FORMULA([.C11])" office:value-type="string" office:string-value="=IF(B11&gt;10,&quot;B11 is greater than 10&quot;,IF(B11=10,&quot;B11 is equal to 10&quot;,&quot;B11 is less than 10&quot;))">
            <text:p>=IF(B11&gt;10,"B11 is greater than 10",IF(B11=10,"B11 is equal to 10","B11 is less than 10")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formula="of:=IF(AND([.A15]=&quot;A&quot;;[.B15]=10);&quot;Letter and Number are correct&quot;;&quot;Letter and Number are Not Correct&quot;)" office:value-type="string" office:string-value="Letter and Number are correct">
            <text:p>Letter and Number are correct</text:p>
          </table:table-cell>
          <table:table-cell/>
          <table:table-cell table:formula="of:=FORMULA([.C15])" office:value-type="string" office:string-value="=IF(AND(A15=&quot;A&quot;,B15=10),&quot;Letter and Number are correct&quot;,&quot;Letter and Number are Not Correct&quot;)">
            <text:p>=IF(AND(A15="A",B15=10),"Letter and Number are correct","Letter and Number are Not Correct"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formula="of:=IF(OR([.A18]=&quot;A&quot;;[.B18]=10);&quot;Letter and Number are correct&quot;;&quot;Letter and Number are Not Correct&quot;)" office:value-type="string" office:string-value="Letter and Number are correct">
            <text:p>Letter and Number are correct</text:p>
          </table:table-cell>
          <table:table-cell/>
          <table:table-cell table:formula="of:=FORMULA([.C18])" office:value-type="string" office:string-value="=IF(OR(A18=&quot;A&quot;,B18=10),&quot;Letter and Number are correct&quot;,&quot;Letter and Number are Not Correct&quot;)">
            <text:p>=IF(OR(A18="A",B18=10),"Letter and Number are correct","Letter and Number are Not Correct")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08/14/2011</text:date>, <text:time>15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4T14:11:58.51</meta:creation-date>
    <meta:generator>LibreOffice/3.4$Win32 LibreOffice_project/340m1$Build-12</meta:generator>
    <dc:date>2011-08-14T15:54:22.58</dc:date>
    <meta:editing-duration>PT6M10S</meta:editing-duration>
    <meta:editing-cycles>2</meta:editing-cycles>
    <meta:document-statistic meta:table-count="3" meta:cell-count="25" meta:object-count="0"/>
  </office:meta>
</office:document-meta>
</file>